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6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5"/>June - 2012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53068" calcext:value-type="float">
            <text:p><text:s/>553,068 </text:p>
          </table:table-cell>
          <table:table-cell table:style-name="ce30" office:value-type="float" office:value="2344" calcext:value-type="float">
            <text:p><text:s/>2,344 </text:p>
          </table:table-cell>
          <table:table-cell table:style-name="ce30" office:value-type="float" office:value="28133" calcext:value-type="float">
            <text:p><text:s/>28,1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510004" calcext:value-type="float">
            <text:p><text:s/>510,00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69" calcext:value-type="float">
            <text:p><text:s/>269 </text:p>
          </table:table-cell>
          <table:table-cell table:style-name="ce30" office:value-type="float" office:value="11588" calcext:value-type="float">
            <text:p><text:s/>11,58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840" calcext:value-type="float">
            <text:p><text:s/>840 </text:p>
          </table:table-cell>
          <table:table-cell table:style-name="ce30" office:value-type="float" office:value="4563" calcext:value-type="float">
            <text:p><text:s/>4,563 </text:p>
          </table:table-cell>
          <table:table-cell table:style-name="ce30" office:value-type="float" office:value="3343" calcext:value-type="float">
            <text:p><text:s/>3,343 </text:p>
          </table:table-cell>
          <table:table-cell table:style-name="ce30" office:value-type="float" office:value="1220" calcext:value-type="float">
            <text:p><text:s/>1,220 </text:p>
          </table:table-cell>
          <table:table-cell table:style-name="ce30" office:value-type="float" office:value="44" calcext:value-type="float">
            <text:p><text:s/>44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5060" calcext:value-type="float">
            <text:p><text:s/>175,060 </text:p>
          </table:table-cell>
          <table:table-cell table:style-name="ce30" office:value-type="float" office:value="518" calcext:value-type="float">
            <text:p><text:s/>51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9191" calcext:value-type="float">
            <text:p><text:s/>169,19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73" calcext:value-type="float">
            <text:p><text:s/>73 </text:p>
          </table:table-cell>
          <table:table-cell table:style-name="ce30" office:value-type="float" office:value="4434" calcext:value-type="float">
            <text:p><text:s/>4,434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11" calcext:value-type="float">
            <text:p><text:s/>411 </text:p>
          </table:table-cell>
          <table:table-cell table:style-name="ce30" office:value-type="float" office:value="1469" calcext:value-type="float">
            <text:p><text:s/>1,469 </text:p>
          </table:table-cell>
          <table:table-cell table:style-name="ce30" office:value-type="float" office:value="1435" calcext:value-type="float">
            <text:p><text:s/>1,435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25" calcext:value-type="float">
            <text:p><text:s/>25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713" calcext:value-type="float">
            <text:p><text:s/>81,713 </text:p>
          </table:table-cell>
          <table:table-cell table:style-name="ce30" office:value-type="float" office:value="436" calcext:value-type="float">
            <text:p><text:s/>436 </text:p>
          </table:table-cell>
          <table:table-cell table:style-name="ce30" office:value-type="float" office:value="6563" calcext:value-type="float">
            <text:p><text:s/>6,5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886" calcext:value-type="float">
            <text:p><text:s/>73,88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0" calcext:value-type="float">
            <text:p><text:s/>110 </text:p>
          </table:table-cell>
          <table:table-cell table:style-name="ce30" office:value-type="float" office:value="975" calcext:value-type="float">
            <text:p><text:s/>9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7" calcext:value-type="float">
            <text:p><text:s/>107 </text:p>
          </table:table-cell>
          <table:table-cell table:style-name="ce30" office:value-type="float" office:value="508" calcext:value-type="float">
            <text:p><text:s/>508 </text:p>
          </table:table-cell>
          <table:table-cell table:style-name="ce30" office:value-type="float" office:value="289" calcext:value-type="float">
            <text:p><text:s/>289 </text:p>
          </table:table-cell>
          <table:table-cell table:style-name="ce30" office:value-type="float" office:value="219" calcext:value-type="float">
            <text:p><text:s/>219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7490" calcext:value-type="float">
            <text:p><text:s/>47,490 </text:p>
          </table:table-cell>
          <table:table-cell table:style-name="ce30" office:value-type="float" office:value="186" calcext:value-type="float">
            <text:p><text:s/>186 </text:p>
          </table:table-cell>
          <table:table-cell table:style-name="ce30" office:value-type="float" office:value="7208" calcext:value-type="float">
            <text:p><text:s/>7,20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8243" calcext:value-type="float">
            <text:p><text:s/>38,2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1565" calcext:value-type="float">
            <text:p><text:s/>1,5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567" calcext:value-type="float">
            <text:p><text:s/>567 </text:p>
          </table:table-cell>
          <table:table-cell table:style-name="ce30" office:value-type="float" office:value="474" calcext:value-type="float">
            <text:p><text:s/>474 </text:p>
          </table:table-cell>
          <table:table-cell table:style-name="ce30" office:value-type="float" office:value="93" calcext:value-type="float">
            <text:p><text:s/>9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566" calcext:value-type="float">
            <text:p><text:s/>20,566 </text:p>
          </table:table-cell>
          <table:table-cell table:style-name="ce30" office:value-type="float" office:value="54" calcext:value-type="float">
            <text:p><text:s/>54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65" calcext:value-type="float">
            <text:p><text:s/>16,3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368" calcext:value-type="float">
            <text:p><text:s/>36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0" calcext:value-type="float">
            <text:p><text:s/>50 </text:p>
          </table:table-cell>
          <table:table-cell table:number-columns-repeated="2" table:style-name="ce30" office:value-type="float" office:value="224" calcext:value-type="float">
            <text:p><text:s/>2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2968" calcext:value-type="float">
            <text:p><text:s/>112,968 </text:p>
          </table:table-cell>
          <table:table-cell table:style-name="ce30" office:value-type="float" office:value="909" calcext:value-type="float">
            <text:p><text:s/>909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1031" calcext:value-type="float">
            <text:p><text:s/>111,03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1380" calcext:value-type="float">
            <text:p><text:s/>1,38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9" calcext:value-type="float">
            <text:p><text:s/>159 </text:p>
          </table:table-cell>
          <table:table-cell table:style-name="ce30" office:value-type="float" office:value="1099" calcext:value-type="float">
            <text:p><text:s/>1,099 </text:p>
          </table:table-cell>
          <table:table-cell table:style-name="ce30" office:value-type="float" office:value="388" calcext:value-type="float">
            <text:p><text:s/>388 </text:p>
          </table:table-cell>
          <table:table-cell table:style-name="ce30" office:value-type="float" office:value="711" calcext:value-type="float">
            <text:p><text:s/>71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2625" calcext:value-type="float">
            <text:p><text:s/>112,625 </text:p>
          </table:table-cell>
          <table:table-cell table:style-name="ce30" office:value-type="float" office:value="241" calcext:value-type="float">
            <text:p><text:s/>241 </text:p>
          </table:table-cell>
          <table:table-cell table:style-name="ce30" office:value-type="float" office:value="10103" calcext:value-type="float">
            <text:p><text:s/>10,1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99203" calcext:value-type="float">
            <text:p><text:s/>99,2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2807" calcext:value-type="float">
            <text:p><text:s/>2,80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4" calcext:value-type="float">
            <text:p><text:s/>54 </text:p>
          </table:table-cell>
          <table:table-cell table:style-name="ce30" office:value-type="float" office:value="675" calcext:value-type="float">
            <text:p><text:s/>675 </text:p>
          </table:table-cell>
          <table:table-cell table:style-name="ce30" office:value-type="float" office:value="512" calcext:value-type="float">
            <text:p><text:s/>512 </text:p>
          </table:table-cell>
          <table:table-cell table:style-name="ce30" office:value-type="float" office:value="163" calcext:value-type="float">
            <text:p><text:s/>1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18" calcext:value-type="float">
            <text:p><text:s/>2,618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1" calcext:value-type="float">
            <text:p><text:s/>9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5173" calcext:value-type="float">
            <text:p><text:s/>35,173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404" calcext:value-type="float">
            <text:p><text:s/>32,4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756" calcext:value-type="float">
            <text:p><text:s/>1,7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325" calcext:value-type="float">
            <text:p><text:s/>325 </text:p>
          </table:table-cell>
          <table:table-cell table:style-name="ce31" office:value-type="float" office:value="279" calcext:value-type="float">
            <text:p><text:s/>279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854" calcext:value-type="float">
            <text:p><text:s/>4,854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96" calcext:value-type="float">
            <text:p><text:s/>3,4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8" calcext:value-type="float">
            <text:p><text:s/>1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687" calcext:value-type="float">
            <text:p><text:s/>1,687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8" calcext:value-type="float">
            <text:p><text:s/>1,55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2" calcext:value-type="float">
            <text:p><text:s/>1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200" calcext:value-type="float">
            <text:p><text:s/>5,200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11" calcext:value-type="float">
            <text:p><text:s/>4,8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24" calcext:value-type="float">
            <text:p><text:s/>1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75" calcext:value-type="float">
            <text:p><text:s/>1,87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1" calcext:value-type="float">
            <text:p><text:s/>1,7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3" calcext:value-type="float">
            <text:p><text:s/>4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99" calcext:value-type="float">
            <text:p><text:s/>2,199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" calcext:value-type="float">
            <text:p><text:s/>7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492" calcext:value-type="float">
            <text:p><text:s/>2,4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5" calcext:value-type="float">
            <text:p><text:s/>1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28" calcext:value-type="float">
            <text:p><text:s/>13,028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51" calcext:value-type="float">
            <text:p><text:s/>12,1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68" calcext:value-type="float">
            <text:p><text:s/>56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20" calcext:value-type="float">
            <text:p><text:s/>2,62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0" calcext:value-type="float">
            <text:p><text:s/>2,6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0" calcext:value-type="float">
            <text:p><text:s/>6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306" calcext:value-type="float">
            <text:p><text:s/>17,306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7" calcext:value-type="float">
            <text:p><text:s/>16,2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93" calcext:value-type="float">
            <text:p><text:s/>93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980" calcext:value-type="float">
            <text:p><text:s/>6,980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285" calcext:value-type="float">
            <text:p><text:s/>2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505" calcext:value-type="float">
            <text:p><text:s/>6,5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67" calcext:value-type="float">
            <text:p><text:s/>1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65" calcext:value-type="float">
            <text:p><text:s/>15,9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" calcext:value-type="float">
            <text:p><text:s/>7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46" calcext:value-type="float">
            <text:p><text:s/>2,64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5" calcext:value-type="float">
            <text:p><text:s/>2,08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9" calcext:value-type="float">
            <text:p><text:s/>5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1" calcext:value-type="float">
            <text:p><text:s/>2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26" calcext:value-type="float">
            <text:p><text:s/>2,12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7" calcext:value-type="float">
            <text:p><text:s/>2,0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" calcext:value-type="float">
            <text:p><text:s/>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2-08-10T09:45:33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